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6F0000016821F68926C5B30647.png" manifest:media-type="image/png"/>
  <manifest:file-entry manifest:full-path="Pictures/100000000000023F000001B38F740BF6FF05E0F3.png" manifest:media-type="image/png"/>
  <manifest:file-entry manifest:full-path="Pictures/10000000000009C400000153F0DB590E5B974F26.png" manifest:media-type="image/png"/>
  <manifest:file-entry manifest:full-path="Pictures/10000000000000800000008F4BFE968D853EC3F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solid" draw:fill-color="#33cccc" draw:textarea-vertical-align="middle"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BLANK-notes" style:list-style-name="L6">
      <style:graphic-properties draw:stroke="none" svg:stroke-width="0cm" draw:fill="none" draw:fill-color="#ffffff" draw:textarea-vertical-align="top" draw:auto-grow-height="false" draw:fit-to-size="false" style:shrink-to-fit="false" fo:min-height="12.342cm" fo:padding-top="0.127cm" fo:padding-bottom="0.127cm" fo:padding-left="0.254cm" fo:padding-right="0.254cm" fo:wrap-option="wrap"/>
    </style:style>
    <style:style style:name="pr2" style:family="presentation" style:parent-style-name="BLANK-notes" style:list-style-name="L6">
      <style:graphic-properties draw:stroke="none" svg:stroke-width="0cm" draw:fill="none" draw:fill-color="#ffffff" draw:textarea-vertical-align="top" draw:auto-grow-height="false" draw:fit-to-size="false" style:shrink-to-fit="false" fo:min-height="12.342cm" fo:padding-top="0.127cm" fo:padding-bottom="0.127cm" fo:padding-left="0.254cm" fo:padding-right="0.254cm" fo:wrap-option="wrap"/>
    </style:style>
    <style:style style:name="pr3" style:family="presentation" style:parent-style-name="BLANK-notes" style:list-style-name="L6">
      <style:graphic-properties draw:stroke="none" svg:stroke-width="0cm" draw:fill="none" draw:fill-color="#ffffff" draw:textarea-vertical-align="top" draw:auto-grow-height="false" draw:fit-to-size="false" style:shrink-to-fit="false" fo:min-height="12.342cm" fo:padding-top="0.127cm" fo:padding-bottom="0.127cm" fo:padding-left="0.254cm" fo:padding-right="0.254cm" fo:wrap-option="wrap"/>
    </style:style>
    <style:style style:name="pr4" style:family="presentation" style:parent-style-name="BLANK-notes" style:list-style-name="L6">
      <style:graphic-properties draw:stroke="none" svg:stroke-width="0cm" draw:fill="none" draw:fill-color="#ffffff" draw:textarea-vertical-align="top" draw:auto-grow-height="false" draw:fit-to-size="false" style:shrink-to-fit="false" fo:min-height="12.342cm" fo:padding-top="0.127cm" fo:padding-bottom="0.127cm" fo:padding-left="0.254cm" fo:padding-right="0.254cm" fo:wrap-option="wrap"/>
    </style:style>
    <style:style style:name="pr5" style:family="presentation" style:parent-style-name="BLANK-notes" style:list-style-name="L6">
      <style:graphic-properties draw:stroke="none" svg:stroke-width="0cm" draw:fill="none" draw:fill-color="#ffffff" draw:textarea-vertical-align="top" draw:auto-grow-height="false" draw:fit-to-size="false" style:shrink-to-fit="false" fo:min-height="12.342cm" fo:padding-top="0.127cm" fo:padding-bottom="0.127cm" fo:padding-left="0.254cm" fo:padding-right="0.254cm" fo:wrap-option="wrap"/>
    </style:style>
    <style:style style:name="pr6" style:family="presentation" style:parent-style-name="BLANK-notes" style:list-style-name="L6">
      <style:graphic-properties draw:stroke="none" svg:stroke-width="0cm" draw:fill="none" draw:fill-color="#ffffff" draw:textarea-vertical-align="top" draw:auto-grow-height="false" draw:fit-to-size="false" style:shrink-to-fit="false" fo:min-height="12.342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margin-left="1.27cm" fo:margin-right="0cm" fo:margin-top="0.127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5" style:family="paragraph">
      <loext:graphic-properties draw:fill="solid" draw:fill-color="#33cccc"/>
      <style:paragraph-properties fo:text-align="start" style:font-independent-line-spacing="true"/>
      <style:text-properties fo:font-size="14pt"/>
    </style:style>
    <style:style style:name="P6" style:family="paragraph">
      <style:paragraph-properties fo:margin-left="0.953cm" fo:margin-right="0cm" fo:margin-top="0cm" fo:margin-bottom="0cm" fo:line-height="100%" fo:text-align="end" fo:text-indent="-0.952cm" style:writing-mode="lr-tb">
        <style:tab-stops>
          <style:tab-stop style:position="0cm"/>
        </style:tab-stops>
      </style:paragraph-properties>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T1" style:family="text">
      <style:text-properties fo:font-variant="normal" fo:text-transform="none" fo:color="#ff0000" style:text-line-through-style="none" style:text-line-through-type="none" style:text-position="0% 100%" style:font-name="Trebuchet MS" fo:font-size="28pt" fo:letter-spacing="normal" fo:font-style="normal" style:text-underline-style="none" fo:font-weight="normal" style:font-name-asian="Trebuchet MS" style:font-size-asian="28pt" style:font-style-asian="normal" style:font-weight-asian="normal" style:font-name-complex="Trebuchet MS" style:font-size-complex="28pt" style:font-style-complex="normal" style:font-weight-complex="normal"/>
    </style:style>
    <style:style style:name="T2" style:family="text">
      <style:text-properties fo:font-variant="normal" fo:text-transform="none" fo:color="#ff0000" style:text-line-through-style="none" style:text-line-through-type="none" style:text-position="0% 100%" style:font-name="Trebuchet MS" fo:font-size="32pt" fo:letter-spacing="normal" fo:font-style="normal" style:text-underline-style="none" fo:font-weight="normal" style:font-name-asian="Trebuchet MS" style:font-size-asian="32pt" style:font-style-asian="normal" style:font-weight-asian="normal" style:font-name-complex="Trebuchet MS" style:font-size-complex="32pt" style:font-style-complex="normal" style:font-weight-complex="normal"/>
    </style:style>
    <style:style style:name="T3" style:family="text">
      <style:text-properties fo:font-variant="normal" fo:text-transform="none" fo:color="#ff0000" style:text-line-through-style="none" style:text-line-through-type="none" style:text-position="0% 100%" style:font-name="Trebuchet MS" fo:font-size="40pt" fo:letter-spacing="normal" fo:font-style="normal" style:text-underline-style="none" fo:font-weight="normal" style:font-name-asian="Trebuchet MS" style:font-size-asian="40pt" style:font-style-asian="normal" style:font-weight-asian="normal" style:font-name-complex="Trebuchet MS" style:font-size-complex="40pt" style:font-style-complex="normal" style:font-weight-complex="normal"/>
    </style:style>
    <style:style style:name="T4" style:family="text">
      <style:text-properties fo:font-variant="normal" fo:text-transform="none" fo:color="#0070c0" style:text-line-through-style="none" style:text-line-through-type="none" style:text-position="0% 100%" style:font-name="Trebuchet MS" fo:font-size="20pt" fo:letter-spacing="normal" fo:font-style="normal" style:text-underline-style="none" fo:font-weight="normal" style:font-name-asian="Trebuchet MS" style:font-size-asian="20pt" style:font-style-asian="normal" style:font-weight-asian="normal" style:font-name-complex="Trebuchet MS" style:font-size-complex="20pt" style:font-style-complex="normal" style:font-weight-complex="normal"/>
    </style:style>
    <style:style style:name="T5" style:family="text">
      <style:text-properties fo:font-variant="normal" fo:text-transform="none" fo:color="#ff0000" style:text-line-through-style="none" style:text-line-through-type="none" style:text-position="0% 100%" style:font-name="Trebuchet MS" fo:font-size="24pt" fo:letter-spacing="normal" fo:font-style="normal" style:text-underline-style="none" fo:font-weight="normal" style:font-name-asian="Trebuchet MS" style:font-size-asian="24pt" style:font-style-asian="normal" style:font-weight-asian="normal" style:font-name-complex="Trebuchet MS"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6pt" fo:letter-spacing="normal" fo:font-style="normal" style:text-underline-style="solid" style:text-underline-width="auto" style:text-underline-color="font-color" fo:font-weight="normal" style:font-name-asian="Arial" style:font-size-asian="16pt" style:font-style-asian="normal" style:font-weight-asian="normal" style:font-name-complex="Ari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8pt" fo:letter-spacing="normal" fo:font-style="normal" fo:text-shadow="1pt 1pt"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8pt" fo:letter-spacing="normal" fo:font-style="normal" fo:text-shadow="1pt 1pt"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custom-shape draw:name="Google Shape;22;p1" draw:style-name="gr1" draw:text-style-name="P2" draw:layer="layout" svg:width="23.057cm" svg:height="3.675cm" svg:x="1.171cm" svg:y="4.278cm">
          <text:p text:style-name="P1"><text:span text:style-name="T1">Department of Computer Science &amp; Engineering</text:span></text:p>
          <text:p text:style-name="P1"><text:span text:style-name="T2"/></text:p>
          <text:p text:style-name="P1"><text:span text:style-name="T2">UE17CS355 – Web Tech II Laboratory</text:span></text:p>
          <text:p text:style-name="P1"><text:span text:style-name="T3"/></text:p>
          <text:p text:style-name="P1"><text:span text:style-name="T3">Project Evalu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p1" draw:style-name="gr1" draw:text-style-name="P2" draw:layer="layout" svg:width="23.494cm" svg:height="3.81cm" svg:x="1.143cm" svg:y="13.109cm">
          <text:p text:style-name="P3"><text:span text:style-name="T4">Project Title <text:s text:c="4"/>: <text:s/>Book Recommendation System</text:span></text:p>
          <text:p text:style-name="P3"><text:span text:style-name="T4">Project Team </text:span><text:span text:style-name="T4"><text:tab/></text:span><text:span text:style-name="T4">: <text:s/>PES1201700102 – Abhiram G K</text:span></text:p>
          <text:p text:style-name="P3"><text:span text:style-name="T4"><text:tab/></text:span><text:span text:style-name="T4"><text:tab/></text:span><text:span text:style-name="T4"> <text:s text:c="2"/></text:span><text:span text:style-name="T4"><text:tab/></text:span><text:span text:style-name="T4"><text:tab/></text:span><text:span text:style-name="T4"> <text:s text:c="2"/></text:span><text:span text:style-name="T4">PES1201701667 – Mahesh H A</text:span></text:p>
          <text:p text:style-name="P3"><text:span text:style-name="T4"><text:tab/></text:span><text:span text:style-name="T4"><text:tab/></text:span><text:span text:style-name="T4"> <text:s text:c="2"/></text:span><text:span text:style-name="T4"><text:tab/></text:span><text:span text:style-name="T4"><text:tab/></text:span><text:span text:style-name="T4"> <text:s text:c="2"/></text:span><text:span text:style-name="T4">PES1201701731 – Ganesha K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p1:notes" presentation:style-name="pr1" draw:text-style-name="P4" draw:layer="layout" svg:width="15.105cm" svg:height="12.341cm" svg:x="1.89cm" svg:y="13.03cm" presentation:class="notes" presentation:placeholder="true" presentation:user-transformed="true">
            <draw:text-box/>
          </draw:frame>
          <draw:page-thumbnail draw:name="Google Shape;20;p1:notes" draw:style-name="gr2" draw:layer="layout" svg:width="13.709cm" svg:height="10.287cm" svg:x="2.589cm" svg:y="2.055cm" draw:page-number="1" presentation:class="page"/>
        </presentation:notes>
      </draw:page>
      <draw:page draw:name="page2" draw:style-name="dp1" draw:master-page-name="BLANK">
        <draw:custom-shape draw:name="Google Shape;165;p20" draw:style-name="gr3" draw:text-style-name="P5" draw:layer="layout" svg:width="21.166cm" svg:height="0.1cm" svg:x="4.233cm" svg:y="4.392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20" draw:style-name="gr1" draw:text-style-name="P2" draw:layer="layout" svg:width="17.991cm" svg:height="1.281cm" svg:x="7.408cm" svg:y="3.175cm">
          <text:p text:style-name="P6"><text:span text:style-name="T5">Project Descri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 draw:text-style-name="P2" draw:layer="layout" svg:width="19.723cm" svg:height="11.743cm" svg:x="1.286cm" svg:y="5.213cm">
          <text:p text:style-name="P7"><text:span text:style-name="T6">A recommendation system is a subclass of information filtering that seeks to predict the rating that a user would give them. A recommendation system broadly recommends products to customers best suited to their tastes and traits. Recommendation systems are used in hundreds of different services - everywhere from online shopping to music to movies.</text:span><text:span text:style-name="T7"> </text:span><text:span text:style-name="T6">These systems can operate using a single input, like music, or multiple inputs within and across platforms like news, books, and search queries. There are also popular recommender systems for specific topics like restaurants and online dating</text:span><text:span text:style-name="T7">. </text:span><text:span text:style-name="T6"> In the vein of these systems we have built our project.</text:span></text:p>
          <text:p text:style-name="P7"><text:span text:style-name="T6"/></text:p>
          <text:p text:style-name="P7"><text:span text:style-name="T6">In this Project we have used the tools of the web to build a simple recommendation system for book enthusiasts and avid readers. The website uses a system to store entries of the readers who have logged in by giving them an option of rating them. We have also added several additional features on top of the recommendation system to make it more interactive and user friendly. </text:span></text:p>
          <text:p text:style-name="P7"><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2;p20:notes" presentation:style-name="pr2" draw:text-style-name="P4" draw:layer="layout" svg:width="15.105cm" svg:height="12.341cm" svg:x="1.89cm" svg:y="13.03cm" presentation:class="notes" presentation:placeholder="true" presentation:user-transformed="true">
            <draw:text-box/>
          </draw:frame>
          <draw:page-thumbnail draw:name="Google Shape;163;p20:notes" draw:style-name="gr2" draw:layer="layout" svg:width="13.709cm" svg:height="10.287cm" svg:x="2.589cm" svg:y="2.055cm" draw:page-number="2" presentation:class="page"/>
        </presentation:notes>
      </draw:page>
      <draw:page draw:name="page3" draw:style-name="dp1" draw:master-page-name="BLANK">
        <draw:custom-shape draw:name="Google Shape;165;p20" draw:style-name="gr3" draw:text-style-name="P5" draw:layer="layout" svg:width="21.166cm" svg:height="0.1cm" svg:x="4.233cm" svg:y="4.392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20" draw:style-name="gr1" draw:text-style-name="P2" draw:layer="layout" svg:width="17.991cm" svg:height="1.281cm" svg:x="7.408cm" svg:y="3.175cm">
          <text:p text:style-name="P6"><text:span text:style-name="T5">Technologies U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4" draw:text-style-name="P2" draw:layer="layout" svg:width="19.535cm" svg:height="13.095cm" svg:x="1.003cm" svg:y="5.119cm">
          <text:p text:style-name="P7"><text:span text:style-name="T6">There several technologies used while building the recommendation system</text:span></text:p>
          <text:list text:style-name="L5">
            <text:list-item>
              <text:p text:style-name="P7"><text:span text:style-name="T8">Django</text:span><text:span text:style-name="T6">: <text:s/>We have used this framework for back-end functionalities. Since book recommendation need complex database driven operations we have used this technology since it is specifically useful in such cases. This has helped us in mainly in writing some short-hand code and varied levels of re-usability of code. This also provided the create, read , update , delete operations that we have used in manipulations of the database of the books. To write the code we have used Python along with Django throughout.</text:span></text:p>
            </text:list-item>
            <text:list-item>
              <text:p text:style-name="P7"><text:span text:style-name="T8">jQuery</text:span><text:span text:style-name="T6">: Since many database traversals are done we have used this library to simplify all those operations along with CSS animations, Ajax operations and some event handling. Also some animations are easily done using this framework and it thus provides some level of abstraction and allows us to create a dynamic web page. An additional feature of this technology is that it will run exactly the same in all major browsers (Cross-browser support).</text:span></text:p>
            </text:list-item>
            <text:list-item>
              <text:p text:style-name="P7"><text:span text:style-name="T8">Bootstrap</text:span><text:span text:style-name="T6">: We have also used this since it is the most responsive and popular framework for front end development and it contains some templates for the user-interfa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2;p20:notes" presentation:style-name="pr3" draw:text-style-name="P4" draw:layer="layout" svg:width="15.105cm" svg:height="12.341cm" svg:x="1.89cm" svg:y="13.03cm" presentation:class="notes" presentation:placeholder="true" presentation:user-transformed="true">
            <draw:text-box/>
          </draw:frame>
          <draw:page-thumbnail draw:name="Google Shape;163;p20:notes" draw:style-name="gr2" draw:layer="layout" svg:width="13.709cm" svg:height="10.287cm" svg:x="2.589cm" svg:y="2.055cm" draw:page-number="3" presentation:class="page"/>
        </presentation:notes>
      </draw:page>
      <draw:page draw:name="page4" draw:style-name="dp1" draw:master-page-name="BLANK">
        <draw:custom-shape draw:name="Google Shape;165;p20" draw:style-name="gr3" draw:text-style-name="P5" draw:layer="layout" svg:width="21.166cm" svg:height="0.1cm" svg:x="4.233cm" svg:y="4.392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20" draw:style-name="gr1" draw:text-style-name="P2" draw:layer="layout" svg:width="17.991cm" svg:height="1.281cm" svg:x="7.408cm" svg:y="3.175cm">
          <text:p text:style-name="P6"><text:span text:style-name="T5">Techniques Implemen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 draw:text-style-name="P2" draw:layer="layout" svg:width="19.127cm" svg:height="8.459cm" svg:x="1.223cm" svg:y="5.3cm">
          <text:p text:style-name="P7"><text:span text:style-name="T9">Multistage Download</text:span><text:span text:style-name="T10">: Mainly we have broken the content so that it downloads in multiple stages using some placeholders. This pattern is applied when the website needs to download a lot of content from the server for instance, it loads the cover of the books in stages. This occurs during start-up or when we are context switching. Initially the user is presented with the critical content and thus he does not need to wait for the rest of the page to load. This helps the user to decide if the website’s usefulness thus leading him to make the decision whether to stay or not</text:span><text:span text:style-name="T6">.</text:span></text:p>
          <text:p text:style-name="P7"><text:span text:style-name="T6"/></text:p>
          <text:p text:style-name="P7"><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2;p20:notes" presentation:style-name="pr4" draw:text-style-name="P4" draw:layer="layout" svg:width="15.105cm" svg:height="12.341cm" svg:x="1.89cm" svg:y="13.03cm" presentation:class="notes" presentation:placeholder="true" presentation:user-transformed="true">
            <draw:text-box/>
          </draw:frame>
          <draw:page-thumbnail draw:name="Google Shape;163;p20:notes" draw:style-name="gr2" draw:layer="layout" svg:width="13.709cm" svg:height="10.287cm" svg:x="2.589cm" svg:y="2.055cm" draw:page-number="4" presentation:class="page"/>
        </presentation:notes>
      </draw:page>
      <draw:page draw:name="page5" draw:style-name="dp1" draw:master-page-name="BLANK">
        <draw:custom-shape draw:name="Google Shape;165;p20" draw:style-name="gr3" draw:text-style-name="P5" draw:layer="layout" svg:width="21.166cm" svg:height="0.1cm" svg:x="4.233cm" svg:y="4.392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20" draw:style-name="gr1" draw:text-style-name="P2" draw:layer="layout" svg:width="17.991cm" svg:height="1.281cm" svg:x="7.408cm" svg:y="3.175cm">
          <text:p text:style-name="P6"><text:span text:style-name="T5">Intelligent Function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4" draw:text-style-name="P2" draw:layer="layout" svg:width="19.66cm" svg:height="13.095cm" svg:x="0.878cm" svg:y="4.829cm">
          <text:p text:style-name="P7"><text:span text:style-name="T6">The Machine learning model that we have used to make the recommendations is called Collaborative Filtering. It is a technique commonly used by the recommender systems. A general explanation would be that it makes predictions about the interests of a user by collecting the preferences or taste information from many user (thus the name Collaborative). The technique makes the assumption that if person1 likes a same item as person2 then person1 is more likely to have the same taste of person2 while considering another item instead of that of a randomly chosen person. The main thing to note here is that the predictions are specific to one user but information is gleaned from many users.</text:span></text:p>
          <text:p text:style-name="P7"><text:span text:style-name="T6"/></text:p>
          <text:p text:style-name="P7"><text:span text:style-name="T6">In this project we have used this feature to make the book recommendations. Using the database and some sql operations we check the genres and tags that a user has gone through based on his previous ratings. Then we go through the database to check the ratings of other users and then recommend the highly rated genres that the user is interested in. Thus the users highly benefit from increased ratings as the system can easily find out and recommend the particular book if it has more data to go through and thus draw its conclu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2;p20:notes" presentation:style-name="pr5" draw:text-style-name="P4" draw:layer="layout" svg:width="15.105cm" svg:height="12.341cm" svg:x="1.89cm" svg:y="13.03cm" presentation:class="notes" presentation:placeholder="true" presentation:user-transformed="true">
            <draw:text-box/>
          </draw:frame>
          <draw:page-thumbnail draw:name="Google Shape;163;p20:notes" draw:style-name="gr2" draw:layer="layout" svg:width="13.709cm" svg:height="10.287cm" svg:x="2.589cm" svg:y="2.055cm" draw:page-number="5" presentation:class="page"/>
        </presentation:notes>
      </draw:page>
      <draw:page draw:name="page6" draw:style-name="dp1" draw:master-page-name="BLANK">
        <draw:custom-shape draw:name="Google Shape;172;p21" draw:style-name="gr1" draw:text-style-name="P2" draw:layer="layout" svg:width="10.372cm" svg:height="1.966cm" svg:x="4.499cm" svg:y="9.313cm">
          <text:p text:style-name="P8"><text:span text:style-name="T3">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9;p21:notes" presentation:style-name="pr6" draw:text-style-name="P4" draw:layer="layout" svg:width="15.105cm" svg:height="12.341cm" svg:x="1.89cm" svg:y="13.03cm" presentation:class="notes" presentation:placeholder="true" presentation:user-transformed="true">
            <draw:text-box/>
          </draw:frame>
          <draw:page-thumbnail draw:name="Google Shape;170;p21:notes" draw:style-name="gr2" draw:layer="layout" svg:width="13.709cm" svg:height="10.287cm" svg:x="2.589cm" svg:y="2.055cm" draw:page-number="6"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82cm" fo:page-height="27.42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Mpr1" style:family="presentation" style:parent-style-name="BLANK-backgroundobjects">
      <style:graphic-properties draw:stroke="none" draw:fill="none" draw:fill-color="#ffffff" draw:auto-grow-height="false" fo:min-height="1.485cm"/>
    </style:style>
    <style:style style:name="Mpr2"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7" style:family="paragraph">
      <loext:graphic-properties draw:fill="solid" draw:fill-color="#ffffff"/>
      <style:paragraph-properties fo:text-align="start" style:font-independent-line-spacing="true"/>
      <style:text-properties fo:font-size="14pt"/>
    </style:style>
    <style:style style:name="MT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Google Shape;10;p22" draw:style-name="Mgr3" draw:text-style-name="MP5" draw:layer="backgroundobjects" svg:width="25.399cm" svg:height="19.261cm" svg:x="0cm" svg:y="-0.038cm">
        <draw:image xlink:href="Pictures/100000000000023F000001B38F740BF6FF05E0F3.png" xlink:type="simple" xlink:show="embed" xlink:actuate="onLoad">
          <text:p/>
        </draw:image>
      </draw:frame>
      <draw:custom-shape draw:name="Google Shape;11;p22" draw:style-name="Mgr4" draw:text-style-name="MP7" draw:layer="backgroundobjects" svg:width="4.232cm" svg:height="3.333cm" svg:x="0cm" svg:y="0.423cm">
        <text:p text:style-name="MP6"><text:span text:style-name="MT1"/></text:p>
        <text:p text:style-name="MP6"><text:span text:style-name="MT1"/></text:p>
        <text:p text:style-name="MP6"><text:span text:style-name="MT1"/></text:p>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p22" draw:style-name="Mgr3" draw:text-style-name="MP5" draw:layer="backgroundobjects" svg:width="2.412cm" svg:height="2.699cm" svg:x="0.869cm" svg:y="0.423cm">
        <draw:image xlink:href="Pictures/10000000000000800000008F4BFE968D853EC3F2.png" xlink:type="simple" xlink:show="embed" xlink:actuate="onLoad">
          <text:p/>
        </draw:image>
      </draw:frame>
      <draw:custom-shape draw:name="Google Shape;14;p23" draw:style-name="Mgr4" draw:text-style-name="MP7" draw:layer="backgroundobjects" svg:width="4.021cm" svg:height="3.333cm" svg:x="0cm" svg:y="0.423cm">
        <text:p text:style-name="MP6"><text:span text:style-name="MT1"/></text:p>
        <text:p text:style-name="MP6"><text:span text:style-name="MT1"/></text:p>
        <text:p text:style-name="MP6"><text:span text:style-name="MT1"/></text:p>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23" draw:style-name="Mgr3" draw:text-style-name="MP5" draw:layer="backgroundobjects" svg:width="2.412cm" svg:height="2.699cm" svg:x="0.499cm" svg:y="0.423cm">
        <draw:image xlink:href="Pictures/10000000000000800000008F4BFE968D853EC3F2.png" xlink:type="simple" xlink:show="embed" xlink:actuate="onLoad">
          <text:p/>
        </draw:image>
      </draw:frame>
      <draw:frame draw:name="Google Shape;16;p23" draw:style-name="Mgr3" draw:text-style-name="MP5" draw:layer="backgroundobjects" svg:width="4.444cm" svg:height="14.029cm" svg:x="20.917cm" svg:y="4.657cm">
        <draw:image xlink:href="Pictures/100000000000006F0000016821F68926C5B30647.png" xlink:type="simple" xlink:show="embed" xlink:actuate="onLoad">
          <text:p/>
        </draw:image>
      </draw:frame>
      <draw:frame draw:name="Google Shape;17;p23" draw:style-name="Mgr3" draw:text-style-name="MP5" draw:layer="backgroundobjects" svg:width="22.012cm" svg:height="2.984cm" svg:x="3.387cm" svg:y="0.423cm">
        <draw:image xlink:href="Pictures/10000000000009C400000153F0DB590E5B974F26.png" xlink:type="simple" xlink:show="embed" xlink:actuate="onLoad">
          <text:p/>
        </draw:image>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J</meta:initial-creator>
    <meta:editing-cycles>81</meta:editing-cycles>
    <meta:creation-date>2020-04-04T14:48:00</meta:creation-date>
    <dc:date>2020-04-20T10:54:54.172108706</dc:date>
    <meta:editing-duration>PT1H53M23S</meta:editing-duration>
    <meta:generator>LibreOffice/6.0.7.3$Linux_X86_64 LibreOffice_project/00m0$Build-3</meta:generator>
    <meta:document-statistic meta:object-count="52"/>
    <meta:user-defined meta:name="AppVersion">16.0000</meta:user-defined>
    <meta:user-defined meta:name="HiddenSlides" meta:value-type="float">0</meta:user-defined>
    <meta:user-defined meta:name="HyperlinksChanged" meta:value-type="boolean">false</meta:user-defined>
    <meta:user-defined meta:name="KSOProductBuildVer">1033-11.2.0.9255</meta:user-defined>
    <meta:user-defined meta:name="LinksUpToDate" meta:value-type="boolean">false</meta:user-defined>
    <meta:user-defined meta:name="MMClips" meta:value-type="float">0</meta:user-defined>
    <meta:user-defined meta:name="Notes" meta:value-type="float">6</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6</meta:user-defined>
  </office:meta>
</office:document-meta>
</file>